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93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1" table:number-columns-repeated="3" table:default-cell-style-name="ce3"/>
        <table:table-column table:style-name="co2" table:default-cell-style-name="ce5"/>
        <table:table-row table:style-name="ro1">
          <table:table-cell/>
          <table:table-cell table:style-name="Default" table:number-columns-repeated="4"/>
        </table:table-row>
        <table:table-row table:style-name="ro2">
          <table:table-cell/>
          <table:table-cell table:style-name="ce1" office:value-type="string" table:number-columns-spanned="4" table:number-rows-spanned="1">
            <text:p>Belegung der Pins (SD-Karte):</text:p>
          </table:table-cell>
          <table:covered-table-cell table:number-columns-repeated="3" table:style-name="Default"/>
        </table:table-row>
        <table:table-row table:style-name="ro2">
          <table:table-cell/>
          <table:table-cell table:style-name="ce2" office:value-type="string">
            <text:p>Pin №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Typ</text:p>
          </table:table-cell>
          <table:table-cell table:style-name="ce2" office:value-type="string">
            <text:p>Beschreibung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string">
            <text:p>CD/DAT3</text:p>
          </table:table-cell>
          <table:table-cell office:value-type="string">
            <text:p>I/O/PP</text:p>
          </table:table-cell>
          <table:table-cell office:value-type="string">
            <text:p>Kartenerkennung / Datenleitung [Bit 3]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CMD</text:p>
          </table:table-cell>
          <table:table-cell office:value-type="string">
            <text:p>PP</text:p>
          </table:table-cell>
          <table:table-cell office:value-type="string">
            <text:p>Befehl / Antwort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GND1 / VSS1</text:p>
          </table:table-cell>
          <table:table-cell office:value-type="string">
            <text:p>S</text:p>
          </table:table-cell>
          <table:table-cell office:value-type="string">
            <text:p>Masse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string">
            <text:p>VDD</text:p>
          </table:table-cell>
          <table:table-cell office:value-type="string">
            <text:p>S</text:p>
          </table:table-cell>
          <table:table-cell office:value-type="string">
            <text:p>Stromversorgung (DC 2,7-3,6V)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string">
            <text:p>CLK</text:p>
          </table:table-cell>
          <table:table-cell office:value-type="string">
            <text:p>I</text:p>
          </table:table-cell>
          <table:table-cell office:value-type="string">
            <text:p>Takt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string">
            <text:p>GND2 / VSS2</text:p>
          </table:table-cell>
          <table:table-cell office:value-type="string">
            <text:p>S</text:p>
          </table:table-cell>
          <table:table-cell office:value-type="string">
            <text:p>Masse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string">
            <text:p>DAT0</text:p>
          </table:table-cell>
          <table:table-cell office:value-type="string">
            <text:p>I/O/PP</text:p>
          </table:table-cell>
          <table:table-cell office:value-type="string">
            <text:p>Datenleitung [Bit 0]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string">
            <text:p>DAT1</text:p>
          </table:table-cell>
          <table:table-cell office:value-type="string">
            <text:p>I/O/PP</text:p>
          </table:table-cell>
          <table:table-cell office:value-type="string">
            <text:p>Datenleitung [Bit 1]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string">
            <text:p>DAT2</text:p>
          </table:table-cell>
          <table:table-cell office:value-type="string">
            <text:p>I/O/PP</text:p>
          </table:table-cell>
          <table:table-cell office:value-type="string">
            <text:p>Datenleitung [Bit 2]</text:p>
          </table:table-cell>
        </table:table-row>
        <table:table-row table:style-name="ro3">
          <table:table-cell/>
          <table:table-cell table:style-name="ce4" table:number-columns-repeated="4"/>
        </table:table-row>
        <table:table-row table:style-name="ro2">
          <table:table-cell/>
          <table:table-cell table:style-name="ce1" office:value-type="string" table:number-columns-spanned="4" table:number-rows-spanned="1">
            <text:p>Belegung der Pins (microSD-Karte):</text:p>
          </table:table-cell>
          <table:covered-table-cell table:number-columns-repeated="3" table:style-name="Default"/>
        </table:table-row>
        <table:table-row table:style-name="ro2">
          <table:table-cell/>
          <table:table-cell table:style-name="ce2" office:value-type="string">
            <text:p>Pin №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Typ</text:p>
          </table:table-cell>
          <table:table-cell table:style-name="ce2" office:value-type="string">
            <text:p>Beschreibung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string">
            <text:p>DAT2</text:p>
          </table:table-cell>
          <table:table-cell office:value-type="string">
            <text:p>I/O/PP</text:p>
          </table:table-cell>
          <table:table-cell office:value-type="string">
            <text:p>Datenleitung [Bit 2]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CD/DAT3</text:p>
          </table:table-cell>
          <table:table-cell office:value-type="string">
            <text:p>I/O/PP</text:p>
          </table:table-cell>
          <table:table-cell office:value-type="string">
            <text:p>Kartenerkennung/Datenleitung [Bit 3]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CMD</text:p>
          </table:table-cell>
          <table:table-cell office:value-type="string">
            <text:p>PP</text:p>
          </table:table-cell>
          <table:table-cell office:value-type="string">
            <text:p>Befehl / Antwort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string">
            <text:p>VDD</text:p>
          </table:table-cell>
          <table:table-cell office:value-type="string">
            <text:p>S</text:p>
          </table:table-cell>
          <table:table-cell office:value-type="string">
            <text:p>Stromversorgung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string">
            <text:p>CLK</text:p>
          </table:table-cell>
          <table:table-cell office:value-type="string">
            <text:p>I</text:p>
          </table:table-cell>
          <table:table-cell office:value-type="string">
            <text:p>Takt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string">
            <text:p>GND / VSS</text:p>
          </table:table-cell>
          <table:table-cell office:value-type="string">
            <text:p>S</text:p>
          </table:table-cell>
          <table:table-cell office:value-type="string">
            <text:p>Masse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string">
            <text:p>DAT0</text:p>
          </table:table-cell>
          <table:table-cell office:value-type="string">
            <text:p>I/O/PP</text:p>
          </table:table-cell>
          <table:table-cell office:value-type="string">
            <text:p>Datenleitung [Bit 0]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string">
            <text:p>DAT1</text:p>
          </table:table-cell>
          <table:table-cell office:value-type="string">
            <text:p>I/O/PP</text:p>
          </table:table-cell>
          <table:table-cell office:value-type="string">
            <text:p>Datenleitung [Bit 1]</text:p>
          </table:table-cell>
        </table:table-row>
        <table:table-row table:style-name="ro3">
          <table:table-cell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4T15:23:37</meta:creation-date>
    <dc:date>2014-02-04T15:25:29</dc:date>
    <meta:editing-duration>PT19S</meta:editing-duration>
    <meta:editing-cycles>2</meta:editing-cycles>
    <meta:generator>LibreOffice/4.0.3.3$Linux_x86 LibreOffice_project/400m0$Build-3</meta:generator>
    <meta:document-statistic meta:table-count="1" meta:cell-count="78" meta:object-count="0"/>
  </office:meta>
</office:document-meta>
</file>